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/ Volando</text:p>
          </table:table-cell>
          <table:table-cell office:value-type="string" calcext:value-type="string">
            <text:p>Cultivos/ Herbazale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Marrón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guila Calzad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Águila Calzad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escando/ Volando</text:p>
          </table:table-cell>
          <table:table-cell office:value-type="string" calcext:value-type="string">
            <text:p>Costa/ Humedale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uilucho Laguner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Marrón</text:p>
          </table:table-cell>
          <table:table-cell table:number-columns-repeated="4" table:style-name="ce15" office:value-type="string" calcext:value-type="string">
            <text:p>Aguilucho Lagunero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uilucho Laguner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Gris/ Marrón</text:p>
          </table:table-cell>
          <table:table-cell table:number-columns-repeated="4" table:style-name="ce15" office:value-type="string" calcext:value-type="string">
            <text:p>Aguilucho Lagunero Mach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Negro/ Rosa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Acantilados/ Cortados/ Cost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Azul/ Gris</text:p>
          </table:table-cell>
          <table:table-cell office:value-type="string" calcext:value-type="string">
            <text:p>Blanco/ Marrón/ Negro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<text:s/>En un bando/ Hurgando en el lim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Blanco/ Marrón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Árboles/ Bosque/ Herbaza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Cultivos/ Herbazales/ 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aranja/ Negr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Herbazales/ Humedales/ Riv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osta/ <text:s/>Cultivos/ Herbazales/ Urban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Gris/ Marrón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laneando/ Volando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Naranja/ Negro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osado en un oteader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Crema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/ 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on otras aves/ En un bando/ Hurgando en el lim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<text:s/>En un bando/ Picoteando en el suel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Roj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Rojo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cantilados/ Cort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Naranja/ <text:s/>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Rojo/ Rosa</text:p>
          </table:table-cell>
          <table:table-cell office:value-type="string" calcext:value-type="string">
            <text:p>Amarillo/ Marrón/ Negr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Verde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osta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Cazando/ Pescando</text:p>
          </table:table-cell>
          <table:table-cell office:value-type="string" calcext:value-type="string">
            <text:p>Cultivos/ 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Gris/ Marrón/ Roja/ Verd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azando/ Inmóvil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aranja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cantilados/ Cortados/ Costa/ Cultivos/ Herbazales/ Urban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Azul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/ Blanco/ Marrón/ Negr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<text:s/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escando/ Posado en un oteadero/ Vol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Naranja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Árboles/ Arbustos/ Bosqu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erbazales/ Humed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aranja/ Roj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marillo/ Rosa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/ Salt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osta/ Cultivos/ Llanura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Llanuras/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Marrón/ Naranja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rbustos/ 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Gris/ Marrón/ Rojo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Naranja/ Negro/ Marrón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Naranja/ Negro/ Marrón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Gris/ Marrón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/ Verde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Amarillo/ Roj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aranja/ Verde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aranja/ Gris/ Verde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aranja/ Negro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Naranja/ Negro/ Rosa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Llanuras/ Urbanos</text:p>
          </table:table-cell>
          <table:table-cell office:value-type="string" calcext:value-type="string">
            <text:p>Gris/ Negro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Voland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Picoteando en el suel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 Verde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aranja/ Negro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zando/ Posado en un oteadero</text:p>
          </table:table-cell>
          <table:table-cell office:value-type="string" calcext:value-type="string">
            <text:p>Arbustos/ 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 Marrón</text:p>
          </table:table-cell>
          <table:table-cell office:value-type="string" calcext:value-type="string">
            <text:p>Marrón/ Verde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Arbustos/ Bosque/ 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18:41:30.9928246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10-25T18:53:51.406216204</dc:date>
    <meta:editing-duration>P2DT3H16M15S</meta:editing-duration>
    <meta:editing-cycles>481</meta:editing-cycles>
    <meta:generator>LibreOffice/6.4.7.2$Linux_X86_64 LibreOffice_project/40$Build-2</meta:generator>
    <meta:document-statistic meta:table-count="1" meta:cell-count="1820" meta:object-count="0"/>
  </office:meta>
</office:document-meta>
</file>